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rocessus" style:family="table">
      <style:table-properties style:width="6.925in" table:align="margins"/>
    </style:style>
    <style:style style:name="Processus.A" style:family="table-column">
      <style:table-column-properties style:column-width="1.7313in" style:rel-column-width="16383*"/>
    </style:style>
    <style:style style:name="Processus.D" style:family="table-column">
      <style:table-column-properties style:column-width="1.7313in" style:rel-column-width="16386*"/>
    </style:style>
    <style:style style:name="Processus.A1" style:family="table-cell">
      <style:table-cell-properties fo:padding="0.0382in" fo:border-left="0.05pt solid #000000" fo:border-right="none" fo:border-top="0.05pt solid #000000" fo:border-bottom="0.05pt solid #000000"/>
    </style:style>
    <style:style style:name="Processus.D1" style:family="table-cell">
      <style:table-cell-properties fo:padding="0.0382in" fo:border="0.05pt solid #000000"/>
    </style:style>
    <style:style style:name="Processus.A2" style:family="table-cell">
      <style:table-cell-properties fo:padding="0.0382in" fo:border-left="0.05pt solid #000000" fo:border-right="none" fo:border-top="none" fo:border-bottom="0.05pt solid #000000"/>
    </style:style>
    <style:style style:name="Processus.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BE" officeooo:rsid="00164079" officeooo:paragraph-rsid="00164079"/>
    </style:style>
    <style:style style:name="P2" style:family="paragraph" style:parent-style-name="Standard">
      <style:text-properties fo:language="fr" fo:country="BE" officeooo:rsid="0017b2a4" officeooo:paragraph-rsid="0017b2a4"/>
    </style:style>
    <style:style style:name="P3" style:family="paragraph" style:parent-style-name="Standard">
      <style:text-properties fo:language="fr" fo:country="BE" officeooo:rsid="0018286a" officeooo:paragraph-rsid="0018286a"/>
    </style:style>
    <style:style style:name="P4" style:family="paragraph" style:parent-style-name="Standard">
      <style:text-properties fo:language="fr" fo:country="BE" officeooo:rsid="0018286a" officeooo:paragraph-rsid="00198b93"/>
    </style:style>
    <style:style style:name="P5" style:family="paragraph" style:parent-style-name="Standard">
      <style:text-properties fo:language="fr" fo:country="BE" officeooo:rsid="00198b93" officeooo:paragraph-rsid="00198b93"/>
    </style:style>
    <style:style style:name="P6" style:family="paragraph" style:parent-style-name="Standard">
      <style:text-properties fo:language="fr" fo:country="BE" officeooo:rsid="0019bb07" officeooo:paragraph-rsid="0019bb07"/>
    </style:style>
    <style:style style:name="P7" style:family="paragraph" style:parent-style-name="Standard">
      <style:text-properties fo:color="#800000" fo:language="fr" fo:country="BE" officeooo:rsid="0018286a" officeooo:paragraph-rsid="0018286a"/>
    </style:style>
    <style:style style:name="P8" style:family="paragraph" style:parent-style-name="Standard">
      <style:text-properties fo:color="#801900" fo:language="fr" fo:country="BE" officeooo:rsid="0018286a" officeooo:paragraph-rsid="0018286a"/>
    </style:style>
    <style:style style:name="P9" style:family="paragraph" style:parent-style-name="Standard">
      <style:text-properties style:use-window-font-color="true" fo:language="fr" fo:country="BE" officeooo:rsid="00198b93" officeooo:paragraph-rsid="00198b93"/>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fr" fo:country="BE" officeooo:rsid="00164079" officeooo:paragraph-rsid="00164079"/>
    </style:style>
    <style:style style:name="P11" style:family="paragraph" style:parent-style-name="Title">
      <style:text-properties fo:language="fr" fo:country="BE"/>
    </style:style>
    <style:style style:name="P12" style:family="paragraph" style:parent-style-name="Table_20_Heading">
      <style:text-properties officeooo:rsid="0019bb07" officeooo:paragraph-rsid="0019bb07"/>
    </style:style>
    <style:style style:name="P13" style:family="paragraph" style:parent-style-name="Standard">
      <style:text-properties fo:font-size="12pt" fo:language="fr" fo:country="BE" officeooo:rsid="0017b2a4" officeooo:paragraph-rsid="0017b2a4" style:font-size-asian="12pt" style:font-size-complex="12pt"/>
    </style:style>
    <style:style style:name="P14" style:family="paragraph" style:parent-style-name="Standard">
      <style:text-properties fo:color="#800000" fo:font-size="12pt" fo:language="fr" fo:country="BE" fo:font-weight="normal" officeooo:rsid="0017b2a4" officeooo:paragraph-rsid="0017b2a4" style:font-size-asian="12pt" style:font-weight-asian="normal" style:font-size-complex="12pt" style:font-weight-complex="normal"/>
    </style:style>
    <style:style style:name="P15" style:family="paragraph" style:parent-style-name="Standard" style:list-style-name="L1">
      <style:text-properties fo:language="fr" fo:country="BE" officeooo:rsid="0018286a" officeooo:paragraph-rsid="0018286a"/>
    </style:style>
    <style:style style:name="P16" style:family="paragraph" style:parent-style-name="Heading_20_1">
      <style:text-properties fo:language="fr" fo:country="BE"/>
    </style:style>
    <style:style style:name="P17" style:family="paragraph" style:parent-style-name="Heading_20_1" style:list-style-name="">
      <style:text-properties fo:language="fr" fo:country="BE"/>
    </style:style>
    <style:style style:name="P18" style:family="paragraph" style:parent-style-name="Heading_20_1">
      <style:paragraph-properties fo:break-before="page"/>
      <style:text-properties fo:language="fr" fo:country="BE"/>
    </style:style>
    <style:style style:name="T1" style:family="text">
      <style:text-properties fo:font-size="12pt" style:font-size-asian="12pt" style:font-size-complex="12pt"/>
    </style:style>
    <style:style style:name="T2" style:family="text">
      <style:text-properties fo:color="#800000"/>
    </style:style>
    <style:style style:name="T3" style:family="text">
      <style:text-properties fo:color="#800000" officeooo:rsid="00198b93"/>
    </style:style>
    <style:style style:name="T4" style:family="text">
      <style:text-properties style:use-window-font-color="true"/>
    </style:style>
    <style:style style:name="T5" style:family="text">
      <style:text-properties officeooo:rsid="00198b93"/>
    </style:style>
    <style:style style:name="T6" style:family="text">
      <style:text-properties officeooo:rsid="001d8c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m, Prénom:</text:p>
      <text:p text:style-name="P1">Date:</text:p>
      <text:p text:style-name="P1"/>
      <text:p text:style-name="P11">LPHY2131</text:p>
      <text:p text:style-name="P11">Rapport de laboratoire</text:p>
      <text:p text:style-name="P11"/>
      <text:h text:style-name="P16" text:outline-level="1">Introduction</text:h>
      <text:p text:style-name="P1"/>
      <text:p text:style-name="P1">Le but de ce laboratoire est la mise en évidence des bosons Z et W au sein des données collectées en 2011 par la collaboration CMS. Pour ce faire, nous travaillerons en trois temps.</text:p>
      <text:p text:style-name="P1"/>
      <text:p text:style-name="P1">1. comprendre les données et leur simulation.</text:p>
      <text:p text:style-name="P1"/>
      <text:p text:style-name="P10">Différents formats de données sont utilisés, avec différents niveaux de détails et de sophistication. Nous étudierons certains d’entre eux <text:span text:style-name="T6">rapidement</text:span> avant de nous consacrer à la simulation des données afin d’avoir un point de comparaison avec les attentes théoriques.</text:p>
      <text:p text:style-name="P1"/>
      <text:p text:style-name="P1">2. observer le boson Z et estimer la luminosité</text:p>
      <text:p text:style-name="P1"/>
      <text:p text:style-name="P10">Nous voudrons ici <text:span text:style-name="T6">observer</text:span> le boson Z, estimer sa masse et sa largeur, et utiliser ce processus pour estimer la luminosité, <text:span text:style-name="T6">c’est-à-dire</text:span> la quantité de données collectées.</text:p>
      <text:p text:style-name="P1"/>
      <text:p text:style-name="P1">3. observer le boson W et mesurer sa section efficace</text:p>
      <text:p text:style-name="P1"/>
      <text:p text:style-name="P10">Nous voudrons finalement observer le boson W, et estimer la section efficace du processus de production au LHC.</text:p>
      <text:p text:style-name="P1"/>
      <text:p text:style-name="P1"/>
      <text:p text:style-name="P2">Les particules que nous étudierons sont éphémères. Ni le boson Z ni le boson W ne peuvent être directement observés dans le détecteur<text:span text:style-name="T1">, on ne peut qu’observer le produit de leur désintégration.</text:span></text:p>
      <text:p text:style-name="P13"/>
      <text:p text:style-name="P14">[présenter les modes de désintégration et les signatures attendues dans le détecteur]</text:p>
      <text:h text:style-name="P17" text:outline-level="1"/>
      <text:h text:style-name="P18" text:outline-level="1">Données et simulation</text:h>
      <text:p text:style-name="P1"/>
      <text:p text:style-name="P3">Les données sont disponibles sous différents formats, chacun ayant ses spécificités :</text:p>
      <text:list xml:id="list3743240054321743883" text:style-name="L1">
        <text:list-item>
          <text:p text:style-name="P15">RAW :<text:tab/><text:tab/><text:span text:style-name="T2">[présenter avec vos mots les avantages et inconvénients]</text:span></text:p>
        </text:list-item>
        <text:list-item>
          <text:p text:style-name="P15">RECO :<text:tab/><text:span text:style-name="T2">[présenter avec vos mots les avantages et inconvénients]</text:span></text:p>
        </text:list-item>
        <text:list-item>
          <text:p text:style-name="P15">AOD :<text:tab/><text:tab/><text:span text:style-name="T2">[présenter avec vos mots les avantages et inconvénients]</text:span></text:p>
        </text:list-item>
        <text:list-item>
          <text:p text:style-name="P15"><text:span text:style-name="T4">PAT :<text:tab/></text:span><text:span text:style-name="T2"><text:tab/>[présenter avec vos mots les avantages et inconvénients]</text:span></text:p>
        </text:list-item>
        <text:list-item>
          <text:p text:style-name="P15">ntuple :<text:tab/><text:span text:style-name="T2">[présenter avec vos mots les avantages et inconvénients]</text:span></text:p>
        </text:list-item>
      </text:list>
      <text:p text:style-name="P1"/>
      <text:p text:style-name="P3">Nous commençons par observer quelques événements au format AOD à l’aide de l’ « Event Display » de CMS. Les événements ont tous été sélectionnés comme comportant soit deux muons soit deux électrons.</text:p>
      <text:p text:style-name="P3"/>
      <text:p text:style-name="P7">[présenter un événement au choix et discuter ce que vous y voyez]</text:p>
      <text:p text:style-name="P3"/>
      <text:p text:style-name="P3">Pour pouvoir traiter un grand nombre d’événements, nous créons un fichier « ntuple » à l’aide du programme WeakBosonsAnalyzer mis à disposition. Les quantités calculées seront utilisées dans la suite du laboratoire.</text:p>
      <text:p text:style-name="P3"/>
      <text:p text:style-name="P8">[décrire les quantités calculées dans ce code, en particulier la masse invariante, la masse transverse, les distances angulaires, etc.]</text:p>
      <text:p text:style-name="P1"/>
      <text:p text:style-name="P6">Une approche classique pour comprendre ce que les données contiennent consiste à les comparer à des événements simulés par méthode Monte Carlo selon notre compréhension de la théorie. En simulant la réponse du détecteur ainsi que le traitement des données, on obtient des fichiers qui peuvent être comparés aux données.</text:p>
      <text:p text:style-name="P6"/>
      <text:p text:style-name="P6">Nous utilisons ici le programme MadGraph pour simuler les événements qui nous intéressent <text:span text:style-name="T5">(pp-&gt;Z-&gt;l+l- and pp-&gt;W-&gt;lnu), </text:span>nous les traitons avec une version simplifiée de la simulation du détecteur (Delphes) et nous produisons un ntuple au même format que les données.</text:p>
      <text:p text:style-name="P5"/>
      <table:table table:name="Processus" table:style-name="Processus">
        <table:table-column table:style-name="Processus.A" table:number-columns-repeated="3"/>
        <table:table-column table:style-name="Processus.D"/>
        <table:table-header-rows>
          <table:table-row>
            <table:table-cell table:style-name="Processus.A1" office:value-type="string">
              <text:p text:style-name="P12">Processus</text:p>
            </table:table-cell>
            <table:table-cell table:style-name="Processus.A1" office:value-type="string">
              <text:p text:style-name="P12">LO/NLO</text:p>
            </table:table-cell>
            <table:table-cell table:style-name="Processus.A1" office:value-type="string">
              <text:p text:style-name="P12">Nombre d’événements</text:p>
            </table:table-cell>
            <table:table-cell table:style-name="Processus.D1" office:value-type="string">
              <text:p text:style-name="P12">Section efficace</text:p>
            </table:table-cell>
          </table:table-row>
        </table:table-header-rows>
        <table:table-row>
          <table:table-cell table:style-name="Processus.A2" office:value-type="string">
            <text:p text:style-name="Table_20_Contents"/>
          </table:table-cell>
          <table:table-cell table:style-name="Processus.A2" office:value-type="string">
            <text:p text:style-name="Table_20_Contents"/>
          </table:table-cell>
          <table:table-cell table:style-name="Processus.A2" office:value-type="string">
            <text:p text:style-name="Table_20_Contents"/>
          </table:table-cell>
          <table:table-cell table:style-name="Processus.D2" office:value-type="string">
            <text:p text:style-name="Table_20_Contents"/>
          </table:table-cell>
        </table:table-row>
        <table:table-row>
          <table:table-cell table:style-name="Processus.A2" office:value-type="string">
            <text:p text:style-name="Table_20_Contents"/>
          </table:table-cell>
          <table:table-cell table:style-name="Processus.A2" office:value-type="string">
            <text:p text:style-name="Table_20_Contents"/>
          </table:table-cell>
          <table:table-cell table:style-name="Processus.A2" office:value-type="string">
            <text:p text:style-name="Table_20_Contents"/>
          </table:table-cell>
          <table:table-cell table:style-name="Processus.D2" office:value-type="string">
            <text:p text:style-name="Table_20_Contents"/>
          </table:table-cell>
        </table:table-row>
      </table:table>
      <text:p text:style-name="P5"/>
      <text:p text:style-name="P5"/>
      <text:p text:style-name="P4"><text:span text:style-name="T2">[présenter un événement au choix et discuter ce que vous y voyez. </text:span><text:span text:style-name="T3">Quelles sont les principales différences avec un événement de données étudié au début de l’activité ?</text:span><text:span text:style-name="T2">]</text:span></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 Delaere</meta:initial-creator>
    <meta:creation-date>2016-11-29T11:23:00.747294632</meta:creation-date>
    <dc:date>2016-11-30T10:08:32.646132672</dc:date>
    <dc:creator>Christophe Delaere</dc:creator>
    <meta:editing-duration>PT19H8M5S</meta:editing-duration>
    <meta:editing-cycles>5</meta:editing-cycles>
    <meta:generator>LibreOffice/5.2.3.3$Linux_X86_64 LibreOffice_project/20$Build-3</meta:generator>
    <meta:document-statistic meta:table-count="1" meta:image-count="0" meta:object-count="0" meta:page-count="2" meta:paragraph-count="32" meta:word-count="488" meta:character-count="3060" meta:non-whitespace-character-count="2608"/>
  </office:meta>
</office:document-meta>
</file>